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" style:parent-style-name="Основнойшрифтабзаца" style:family="text">
      <style:text-properties style:font-name="Times New Roman" style:font-name-complex="Times New Roman"/>
    </style:style>
    <style:style style:name="T1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Обычный" style:family="paragraph">
      <style:text-properties fo:language="ru" fo:country="RU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Обычный" style:family="paragraph">
      <style:text-properties fo:font-weight="bold" style:font-weight-asian="bold" style:font-weight-complex="bold"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P28" style:parent-style-name="Обычный" style:family="paragraph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P32" style:parent-style-name="Обычный" style:family="paragraph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P36" style:parent-style-name="Обычный" style:family="paragraph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P40" style:parent-style-name="Обычный" style:family="paragraph">
      <style:text-properties fo:language="ru" fo:country="RU"/>
    </style:style>
    <style:style style:name="P41" style:parent-style-name="Обычный" style:family="paragraph">
      <style:text-properties fo:font-weight="bold" style:font-weight-asian="bold" style:font-weight-complex="bold" fo:language="ru" fo:country="RU"/>
    </style:style>
    <style:style style:name="P42" style:parent-style-name="Обычный" style:family="paragraph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P46" style:parent-style-name="Обычный" style:family="paragraph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P50" style:parent-style-name="Обычный" style:family="paragraph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P54" style:parent-style-name="Обычный" style:family="paragraph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P58" style:parent-style-name="Обычный" style:family="paragraph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font-weight="bold" style:font-weight-asian="bold" style:font-weight-complex="bold"/>
    </style:style>
    <style:style style:name="P102" style:parent-style-name="Обычный" style:family="paragraph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P106" style:parent-style-name="Обычный" style:family="paragraph">
      <style:text-properties fo:language="ru" fo:country="RU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P118" style:parent-style-name="Обычный" style:family="paragraph">
      <style:text-properties fo:language="ru" fo:country="RU"/>
    </style:style>
    <style:style style:name="P119" style:parent-style-name="Обычный" style:family="paragraph">
      <style:text-properties fo:language="ru" fo:country="RU"/>
    </style:style>
    <style:style style:name="P120" style:parent-style-name="Обычный" style:family="paragraph">
      <style:text-properties fo:language="ru" fo:country="RU"/>
    </style:style>
    <style:style style:name="P121" style:parent-style-name="Обычный" style:family="paragraph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P125" style:parent-style-name="Обычный" style:family="paragraph">
      <style:text-properties fo:language="ru" fo:country="RU"/>
    </style:style>
    <style:style style:name="P126" style:parent-style-name="Обычный" style:family="paragraph">
      <style:text-properties fo:language="ru" fo:country="RU"/>
    </style:style>
    <style:style style:name="P127" style:parent-style-name="Обычный" style:family="paragraph">
      <style:text-properties fo:language="ru" fo:country="RU"/>
    </style:style>
    <style:style style:name="P128" style:parent-style-name="Обычный" style:family="paragraph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P133" style:parent-style-name="Обычный" style:family="paragraph">
      <style:text-properties fo:language="ru" fo:country="RU"/>
    </style:style>
    <style:style style:name="P134" style:parent-style-name="Обычный" style:family="paragraph">
      <style:text-properties fo:language="ru" fo:country="RU"/>
    </style:style>
    <style:style style:name="P135" style:parent-style-name="Обычный" style:family="paragraph">
      <style:text-properties fo:language="ru" fo:country="RU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language="ru" fo:country="RU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T1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T152" style:parent-style-name="Основнойшрифтабзаца" style:family="text">
      <style:text-properties fo:language="ru" fo:country="RU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language="ru" fo:country="RU"/>
    </style:style>
    <style:style style:name="T1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P167" style:parent-style-name="Обычный" style:family="paragraph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P179" style:parent-style-name="Обычный" style:family="paragraph">
      <style:text-properties fo:language="ru" fo:country="RU"/>
    </style:style>
    <style:style style:name="P180" style:parent-style-name="Обычный" style:family="paragraph">
      <style:text-properties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" style:parent-style-name="Основнойшрифтабзаца" style:family="text">
      <style:text-properties fo:language="ru" fo:country="RU"/>
    </style:style>
    <style:style style:name="T184" style:parent-style-name="Основнойшрифтабзаца" style:family="text">
      <style:text-properties fo:language="ru" fo:country="RU"/>
    </style:style>
    <style:style style:name="T185" style:parent-style-name="Основнойшрифтабзаца" style:family="text">
      <style:text-properties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 fo:language="ru" fo:country="RU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language="ru" fo:country="RU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Обычный" style:family="paragraph">
      <style:text-properties fo:language="ru" fo:country="RU"/>
    </style:style>
    <style:style style:name="T196" style:parent-style-name="Основнойшрифтабзаца" style:family="text">
      <style:text-properties fo:language="ru" fo:country="RU"/>
    </style:style>
    <style:style style:name="T1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P199" style:parent-style-name="Обычный" style:family="paragraph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T204" style:parent-style-name="Основнойшрифтабзаца" style:family="text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T2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P208" style:parent-style-name="Обычный" style:family="paragraph">
      <style:paragraph-properties fo:margin-bottom="0.1111in" fo:line-height="107%"/>
    </style:style>
    <style:style style:name="T209" style:parent-style-name="Основнойшрифтабзаца" style:family="text">
      <style:text-properties fo:language="ru" fo:country="RU"/>
    </style:style>
    <style:style style:name="T210" style:parent-style-name="Основнойшрифтабзаца" style:family="text">
      <style:text-properties fo:language="ru" fo:country="RU"/>
    </style:style>
    <style:style style:name="T211" style:parent-style-name="Основнойшрифтабзаца" style:family="text">
      <style:text-properties fo:language="ru" fo:country="RU"/>
    </style:style>
    <style:style style:name="T2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" style:parent-style-name="Основнойшрифтабзаца" style:family="text">
      <style:text-properties fo:language="ru" fo:country="RU"/>
    </style:style>
    <style:style style:name="P214" style:parent-style-name="Обычный" style:family="paragraph">
      <style:text-properties fo:language="ru" fo:country="RU"/>
    </style:style>
    <style:style style:name="T215" style:parent-style-name="Основнойшрифтабзаца" style:family="text">
      <style:text-properties fo:language="ru" fo:country="RU"/>
    </style:style>
    <style:style style:name="T2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217" style:parent-style-name="Обычный" style:family="paragraph">
      <style:text-properties fo:language="ru" fo:country="RU"/>
    </style:style>
    <style:style style:name="T218" style:parent-style-name="Основнойшрифтабзаца" style:family="text">
      <style:text-properties fo:language="ru" fo:country="RU"/>
    </style:style>
    <style:style style:name="T2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220" style:parent-style-name="Обычный" style:family="paragraph">
      <style:text-properties fo:language="ru" fo:country="RU"/>
    </style:style>
    <style:style style:name="P221" style:parent-style-name="Обычный" style:family="paragraph">
      <style:text-properties fo:language="ru" fo:country="RU"/>
    </style:style>
    <style:style style:name="P222" style:parent-style-name="Обычный" style:family="paragraph">
      <style:text-properties fo:language="ru" fo:country="RU"/>
    </style:style>
    <style:style style:name="P223" style:parent-style-name="Обычный" style:family="paragraph">
      <style:text-properties fo:language="ru" fo:country="RU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6" style:parent-style-name="Основнойшрифтабзаца" style:family="text">
      <style:text-properties fo:language="ru" fo:country="RU"/>
    </style:style>
    <style:style style:name="T227" style:parent-style-name="Основнойшрифтабзаца" style:family="text">
      <style:text-properties fo:language="ru" fo:country="RU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ru" fo:country="RU"/>
    </style:style>
    <style:style style:name="T2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" style:parent-style-name="Основнойшрифтабзаца" style:family="text">
      <style:text-properties fo:font-weight="bold" style:font-weight-asian="bold" style:font-weight-complex="bold"/>
    </style:style>
    <style:style style:name="T234" style:parent-style-name="Основнойшрифтабзаца" style:family="text">
      <style:text-properties fo:language="ru" fo:country="RU"/>
    </style:style>
    <style:style style:name="T235" style:parent-style-name="Основнойшрифтабзаца" style:family="text">
      <style:text-properties fo:language="ru" fo:country="RU"/>
    </style:style>
    <style:style style:name="T236" style:parent-style-name="Основнойшрифтабзаца" style:family="text">
      <style:text-properties fo:language="ru" fo:country="RU"/>
    </style:style>
    <style:style style:name="T237" style:parent-style-name="Основнойшрифтабзаца" style:family="text">
      <style:text-properties fo:language="ru" fo:country="RU"/>
    </style:style>
    <style:style style:name="T238" style:parent-style-name="Основнойшрифтабзаца" style:family="text">
      <style:text-properties fo:language="ru" fo:country="RU"/>
    </style:style>
    <style:style style:name="T239" style:parent-style-name="Основнойшрифтабзаца" style:family="text">
      <style:text-properties fo:language="ru" fo:country="RU"/>
    </style:style>
    <style:style style:name="T240" style:parent-style-name="Основнойшрифтабзаца" style:family="text">
      <style:text-properties fo:language="ru" fo:country="RU"/>
    </style:style>
    <style:style style:name="T241" style:parent-style-name="Основнойшрифтабзаца" style:family="text">
      <style:text-properties fo:language="ru" fo:country="RU"/>
    </style:style>
    <style:style style:name="T2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3" style:parent-style-name="Основнойшрифтабзаца" style:family="text">
      <style:text-properties fo:language="ru" fo:country="RU"/>
    </style:style>
    <style:style style:name="T244" style:parent-style-name="Основнойшрифтабзаца" style:family="text">
      <style:text-properties fo:language="ru" fo:country="RU"/>
    </style:style>
    <style:style style:name="T245" style:parent-style-name="Основнойшрифтабзаца" style:family="text">
      <style:text-properties fo:language="ru" fo:country="RU"/>
    </style:style>
    <style:style style:name="T246" style:parent-style-name="Основнойшрифтабзаца" style:family="text">
      <style:text-properties fo:language="ru" fo:country="RU"/>
    </style:style>
    <style:style style:name="T247" style:parent-style-name="Основнойшрифтабзаца" style:family="text">
      <style:text-properties fo:language="ru" fo:country="RU"/>
    </style:style>
    <style:style style:name="T2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" style:parent-style-name="Основнойшрифтабзаца" style:family="text">
      <style:text-properties fo:language="ru" fo:country="RU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T253" style:parent-style-name="Основнойшрифтабзаца" style:family="text">
      <style:text-properties fo:language="ru" fo:country="RU"/>
    </style:style>
    <style:style style:name="T2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5" style:parent-style-name="Основнойшрифтабзаца" style:family="text">
      <style:text-properties fo:language="ru" fo:country="RU"/>
    </style:style>
    <style:style style:name="T256" style:parent-style-name="Основнойшрифтабзаца" style:family="text">
      <style:text-properties fo:language="ru" fo:country="RU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262" style:parent-style-name="Основнойшрифтабзаца" style:family="text">
      <style:text-properties fo:language="ru" fo:country="RU"/>
    </style:style>
    <style:style style:name="T263" style:parent-style-name="Основнойшрифтабзаца" style:family="text">
      <style:text-properties fo:language="ru" fo:country="RU"/>
    </style:style>
    <style:style style:name="T2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1" style:parent-style-name="Основнойшрифтабзаца" style:family="text">
      <style:text-properties fo:language="ru" fo:country="RU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Основнойшрифтабзаца" style:family="text">
      <style:text-properties fo:language="ru" fo:country="RU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T279" style:parent-style-name="Основнойшрифтабзаца" style:family="text">
      <style:text-properties fo:language="ru" fo:country="RU"/>
    </style:style>
    <style:style style:name="T280" style:parent-style-name="Основнойшрифтабзаца" style:family="text">
      <style:text-properties fo:language="ru" fo:country="RU"/>
    </style:style>
    <style:style style:name="T2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  <style:style style:name="T286" style:parent-style-name="Основнойшрифтабзаца" style:family="text">
      <style:text-properties fo:language="ru" fo:country="RU"/>
    </style:style>
    <style:style style:name="T287" style:parent-style-name="Основнойшрифтабзаца" style:family="text">
      <style:text-properties fo:language="ru" fo:country="RU"/>
    </style:style>
    <style:style style:name="T288" style:parent-style-name="Основнойшрифтабзаца" style:family="text">
      <style:text-properties fo:language="ru" fo:country="RU"/>
    </style:style>
    <style:style style:name="T289" style:parent-style-name="Основнойшрифтабзаца" style:family="text">
      <style:text-properties fo:language="ru" fo:country="RU"/>
    </style:style>
    <style:style style:name="T290" style:parent-style-name="Основнойшрифтабзаца" style:family="text">
      <style:text-properties fo:language="ru" fo:country="RU"/>
    </style:style>
    <style:style style:name="T291" style:parent-style-name="Основнойшрифтабзаца" style:family="text">
      <style:text-properties fo:language="ru" fo:country="RU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language="ru" fo:country="RU"/>
    </style:style>
    <style:style style:name="T296" style:parent-style-name="Основнойшрифтабзаца" style:family="text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99" style:parent-style-name="Основнойшрифтабзаца" style:family="text">
      <style:text-properties fo:language="ru" fo:country="RU"/>
    </style:style>
    <style:style style:name="T300" style:parent-style-name="Основнойшрифтабзаца" style:family="text">
      <style:text-properties fo:language="ru" fo:country="RU"/>
    </style:style>
    <style:style style:name="T301" style:parent-style-name="Основнойшрифтабзаца" style:family="text">
      <style:text-properties fo:language="ru" fo:country="RU"/>
    </style:style>
    <style:style style:name="T302" style:parent-style-name="Основнойшрифтабзаца" style:family="text">
      <style:text-properties fo:language="ru" fo:country="RU"/>
    </style:style>
    <style:style style:name="T3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0" style:parent-style-name="Основнойшрифтабзаца" style:family="text">
      <style:text-properties fo:language="ru" fo:country="RU"/>
    </style:style>
    <style:style style:name="T311" style:parent-style-name="Основнойшрифтабзаца" style:family="text">
      <style:text-properties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313" style:parent-style-name="Основнойшрифтабзаца" style:family="text">
      <style:text-properties fo:language="ru" fo:country="RU"/>
    </style:style>
    <style:style style:name="T314" style:parent-style-name="Основнойшрифтабзаца" style:family="text">
      <style:text-properties fo:language="ru" fo:country="RU"/>
    </style:style>
    <style:style style:name="T315" style:parent-style-name="Основнойшрифтабзаца" style:family="text">
      <style:text-properties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language="ru" fo:country="RU"/>
    </style:style>
    <style:style style:name="T321" style:parent-style-name="Основнойшрифтабзаца" style:family="text">
      <style:text-properties fo:language="ru" fo:country="RU"/>
    </style:style>
    <style:style style:name="T3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3" style:parent-style-name="Основнойшрифтабзаца" style:family="text">
      <style:text-properties fo:font-weight="bold" style:font-weight-asian="bold" style:font-weight-complex="bold"/>
    </style:style>
    <style:style style:name="T324" style:parent-style-name="Основнойшрифтабзаца" style:family="text">
      <style:text-properties fo:language="ru" fo:country="RU"/>
    </style:style>
    <style:style style:name="T325" style:parent-style-name="Основнойшрифтабзаца" style:family="text">
      <style:text-properties fo:language="ru" fo:country="RU"/>
    </style:style>
    <style:style style:name="T326" style:parent-style-name="Основнойшрифтабзаца" style:family="text">
      <style:text-properties fo:language="ru" fo:country="RU"/>
    </style:style>
    <style:style style:name="T327" style:parent-style-name="Основнойшрифтабзаца" style:family="text">
      <style:text-properties fo:language="ru" fo:country="RU"/>
    </style:style>
    <style:style style:name="T328" style:parent-style-name="Основнойшрифтабзаца" style:family="text">
      <style:text-properties fo:language="ru" fo:country="RU"/>
    </style:style>
    <style:style style:name="T329" style:parent-style-name="Основнойшрифтабзаца" style:family="text">
      <style:text-properties fo:language="ru" fo:country="RU"/>
    </style:style>
    <style:style style:name="T330" style:parent-style-name="Основнойшрифтабзаца" style:family="text">
      <style:text-properties fo:language="ru" fo:country="RU"/>
    </style:style>
    <style:style style:name="T331" style:parent-style-name="Основнойшрифтабзаца" style:family="text">
      <style:text-properties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T335" style:parent-style-name="Основнойшрифтабзаца" style:family="text">
      <style:text-properties fo:language="ru" fo:country="RU"/>
    </style:style>
    <style:style style:name="T3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7" style:parent-style-name="Основнойшрифтабзаца" style:family="text">
      <style:text-properties fo:font-weight="bold" style:font-weight-asian="bold" style:font-weight-complex="bold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7" style:parent-style-name="Основнойшрифтабзаца" style:family="text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0" style:parent-style-name="Основнойшрифтабзаца" style:family="text">
      <style:text-properties fo:language="ru" fo:country="RU"/>
    </style:style>
    <style:style style:name="T351" style:parent-style-name="Основнойшрифтабзаца" style:family="text">
      <style:text-properties fo:language="ru" fo:country="RU"/>
    </style:style>
    <style:style style:name="T352" style:parent-style-name="Основнойшрифтабзаца" style:family="text">
      <style:text-properties fo:language="ru" fo:country="RU"/>
    </style:style>
    <style:style style:name="T3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5" style:parent-style-name="Основнойшрифтабзаца" style:family="text">
      <style:text-properties fo:language="ru" fo:country="RU"/>
    </style:style>
    <style:style style:name="T356" style:parent-style-name="Основнойшрифтабзаца" style:family="text">
      <style:text-properties fo:language="ru" fo:country="RU"/>
    </style:style>
    <style:style style:name="T357" style:parent-style-name="Основнойшрифтабзаца" style:family="text">
      <style:text-properties fo:language="ru" fo:country="RU"/>
    </style:style>
    <style:style style:name="T358" style:parent-style-name="Основнойшрифтабзаца" style:family="text">
      <style:text-properties fo:language="ru" fo:country="RU"/>
    </style:style>
    <style:style style:name="T3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0" style:parent-style-name="Основнойшрифтабзаца" style:family="text">
      <style:text-properties fo:font-weight="bold" style:font-weight-asian="bold" style:font-weight-complex="bold"/>
    </style:style>
    <style:style style:name="T3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2" style:parent-style-name="Основнойшрифтабзаца" style:family="text">
      <style:text-properties fo:language="ru" fo:country="RU"/>
    </style:style>
    <style:style style:name="T363" style:parent-style-name="Основнойшрифтабзаца" style:family="text">
      <style:text-properties fo:language="ru" fo:country="RU"/>
    </style:style>
    <style:style style:name="T364" style:parent-style-name="Основнойшрифтабзаца" style:family="text">
      <style:text-properties fo:language="ru" fo:country="RU"/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0" style:parent-style-name="Основнойшрифтабзаца" style:family="text">
      <style:text-properties fo:font-weight="bold" style:font-weight-asian="bold" style:font-weight-complex="bold"/>
    </style:style>
    <style:style style:name="T3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language="ru" fo:country="RU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80" style:parent-style-name="Основнойшрифтабзаца" style:family="text">
      <style:text-properties fo:font-weight="bold" style:font-weight-asian="bold" style:font-weight-complex="bold"/>
    </style:style>
    <style:style style:name="T3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T385" style:parent-style-name="Основнойшрифтабзаца" style:family="text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language="ru" fo:country="RU"/>
    </style:style>
    <style:style style:name="T3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fo:language="ru" fo:country="RU"/>
    </style:style>
    <style:style style:name="T392" style:parent-style-name="Основнойшрифтабзаца" style:family="text">
      <style:text-properties fo:language="ru" fo:country="RU"/>
    </style:style>
    <style:style style:name="T393" style:parent-style-name="Основнойшрифтабзаца" style:family="text">
      <style:text-properties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ru" fo:country="RU"/>
    </style:style>
    <style:style style:name="T3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7" style:parent-style-name="Основнойшрифтабзаца" style:family="text">
      <style:text-properties fo:font-weight="bold" style:font-weight-asian="bold" style:font-weight-complex="bold"/>
    </style:style>
    <style:style style:name="T3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9" style:parent-style-name="Основнойшрифтабзаца" style:family="text">
      <style:text-properties fo:language="ru" fo:country="RU"/>
    </style:style>
    <style:style style:name="T400" style:parent-style-name="Основнойшрифтабзаца" style:family="text">
      <style:text-properties fo:language="ru" fo:country="RU"/>
    </style:style>
    <style:style style:name="T401" style:parent-style-name="Основнойшрифтабзаца" style:family="text">
      <style:text-properties fo:language="ru" fo:country="RU"/>
    </style:style>
    <style:style style:name="T402" style:parent-style-name="Основнойшрифтабзаца" style:family="text">
      <style:text-properties fo:language="ru" fo:country="RU"/>
    </style:style>
    <style:style style:name="T403" style:parent-style-name="Основнойшрифтабзаца" style:family="text">
      <style:text-properties fo:language="ru" fo:country="RU"/>
    </style:style>
    <style:style style:name="T404" style:parent-style-name="Основнойшрифтабзаца" style:family="text">
      <style:text-properties fo:language="ru" fo:country="RU"/>
    </style:style>
    <style:style style:name="T405" style:parent-style-name="Основнойшрифтабзаца" style:family="text">
      <style:text-properties fo:language="ru" fo:country="RU"/>
    </style:style>
    <style:style style:name="T406" style:parent-style-name="Основнойшрифтабзаца" style:family="text">
      <style:text-properties fo:language="ru" fo:country="RU"/>
    </style:style>
    <style:style style:name="T4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8" style:parent-style-name="Основнойшрифтабзаца" style:family="text">
      <style:text-properties fo:language="ru" fo:country="RU"/>
    </style:style>
    <style:style style:name="T409" style:parent-style-name="Основнойшрифтабзаца" style:family="text">
      <style:text-properties fo:language="ru" fo:country="RU"/>
    </style:style>
    <style:style style:name="T410" style:parent-style-name="Основнойшрифтабзаца" style:family="text">
      <style:text-properties fo:language="ru" fo:country="RU"/>
    </style:style>
    <style:style style:name="T411" style:parent-style-name="Основнойшрифтабзаца" style:family="text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15" style:parent-style-name="Основнойшрифтабзаца" style:family="text">
      <style:text-properties fo:language="ru" fo:country="RU"/>
    </style:style>
    <style:style style:name="T416" style:parent-style-name="Основнойшрифтабзаца" style:family="text">
      <style:text-properties fo:language="ru" fo:country="RU"/>
    </style:style>
    <style:style style:name="T417" style:parent-style-name="Основнойшрифтабзаца" style:family="text">
      <style:text-properties fo:language="ru" fo:country="RU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Основнойшрифтабзаца" style:family="text">
      <style:text-properties fo:language="ru" fo:country="RU"/>
    </style:style>
    <style:style style:name="T4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language="ru" fo:country="RU"/>
    </style:style>
    <style:style style:name="T423" style:parent-style-name="Основнойшрифтабзаца" style:family="text">
      <style:text-properties fo:language="ru" fo:country="RU"/>
    </style:style>
    <style:style style:name="T424" style:parent-style-name="Основнойшрифтабзаца" style:family="text">
      <style:text-properties fo:language="ru" fo:country="RU"/>
    </style:style>
    <style:style style:name="T425" style:parent-style-name="Основнойшрифтабзаца" style:family="text">
      <style:text-properties fo:language="ru" fo:country="RU"/>
    </style:style>
    <style:style style:name="T426" style:parent-style-name="Основнойшрифтабзаца" style:family="text">
      <style:text-properties fo:language="ru" fo:country="RU"/>
    </style:style>
    <style:style style:name="T4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8" style:parent-style-name="Основнойшрифтабзаца" style:family="text">
      <style:text-properties fo:language="ru" fo:country="RU"/>
    </style:style>
    <style:style style:name="P429" style:parent-style-name="Обычный" style:family="paragraph">
      <style:text-properties fo:language="ru" fo:country="RU"/>
    </style:style>
    <style:style style:name="P430" style:parent-style-name="Обычный" style:family="paragraph">
      <style:text-properties fo:language="ru" fo:country="RU"/>
    </style:style>
    <style:style style:name="P43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<text:s/>Смирнов</text:span><text:span text:style-name="T10"><text:s/></text:span><text:span text:style-name="T11">Иван Константинович</text:span></text:p>
          </table:table-cell>
        </table:table-row>
        <table:table-row table:style-name="TableRow12">
          <table:table-cell table:style-name="TableCell13" table:number-columns-spanned="2">
            <text:p text:style-name="P14">Java</text:p>
          </table:table-cell>
          <table:covered-table-cell/>
        </table:table-row>
        <table:table-row table:style-name="TableRow15">
          <table:table-cell table:style-name="TableCell16">
            <text:p text:style-name="P17">Что такое переопределение метода?</text:p>
          </table:table-cell>
          <table:table-cell table:style-name="TableCell18">
            <text:p text:style-name="P19">Переопределение метода в Java — это механизм, позволяющий подклассу изменять реализацию метода, унаследованного от суперкласса. Это достигается путем создания метода с тем же именем, списком параметров и типом возвращаемого значения, что и у метода родительского класса. Основная цель переопределения заключается в том, чтобы адаптировать поведение унаследованного метода к специфике подкласса.</text:p>
          </table:table-cell>
        </table:table-row>
        <table:table-row table:style-name="TableRow20">
          <table:table-cell table:style-name="TableCell21">
            <text:p text:style-name="P22">Какие бывают виды классов?</text:p>
          </table:table-cell>
          <table:table-cell table:style-name="TableCell23">
            <text:p text:style-name="P24">Основные виды классов:</text:p>
            <text:p text:style-name="Обычный"><text:span text:style-name="T25">1.</text:span><text:span text:style-name="T26">Обычные классы</text:span><text:span text:style-name="T27"><text:s/>(Regular classes):</text:span></text:p>
            <text:p text:style-name="P28">Это стандартные классы, не имеющие специальных модификаторов. Они могут содержать переменные и методы и используются для описания объектов.</text:p>
            <text:p text:style-name="Обычный"><text:span text:style-name="T29">2.</text:span><text:span text:style-name="T30">Абстрактные классы</text:span><text:span text:style-name="T31"><text:s/>(Abstract classes):</text:span></text:p>
            <text:p text:style-name="P32">Классы, которые объявлены с использованием ключевого слова abstract. Они не могут быть инстанцированы напрямую и могут содержать абстрактные методы, которые должны быть реализованы в подклассах.</text:p>
            <text:p text:style-name="Обычный"><text:span text:style-name="T33">3.</text:span><text:span text:style-name="T34">Финальные классы</text:span><text:span text:style-name="T35"><text:s/>(Final classes):</text:span></text:p>
            <text:p text:style-name="P36">Классы, которые не могут быть унаследованы. Это используется для создания неизменяемых классов.</text:p>
            <text:p text:style-name="Обычный"><text:span text:style-name="T37">4.</text:span><text:span text:style-name="T38">Интерфейсы</text:span><text:span text:style-name="T39"><text:s/>(Interfaces):</text:span></text:p>
            <text:p text:style-name="P40">Определяют контракты для классов, содержащие только объявления методов без их реализации. Классы, реализующие интерфейсы, должны предоставлять реализацию этих методов.</text:p>
            <text:p text:style-name="P41">Вложенные классы.</text:p>
            <text:p text:style-name="P42">В<text:s/>Java<text:s/>также существуют вложенные классы, которые делятся на несколько подкатегорий:</text:p>
            <text:p text:style-name="Обычный"><text:span text:style-name="T43">1.</text:span><text:span text:style-name="T44">Статические вложенные классы</text:span><text:span text:style-name="T45"><text:s/>(Static nested classes):</text:span></text:p>
            <text:p text:style-name="P46">Эти классы могут быть объявлены внутри другого класса и не имеют доступа к нестатическим членам внешнего класса.</text:p>
            <text:p text:style-name="Обычный"><text:span text:style-name="T47">2.</text:span><text:span text:style-name="T48">Внутренние классы</text:span><text:span text:style-name="T49"><text:s/>(Inner classes):</text:span></text:p>
            <text:p text:style-name="P50">Нестатические классы, которые имеют доступ ко всем членам внешнего класса, включая приватные.</text:p>
            <text:p text:style-name="Обычный"><text:span text:style-name="T51">3.</text:span><text:span text:style-name="T52">Локальные классы</text:span><text:span text:style-name="T53"><text:s/>(Local classes):</text:span></text:p>
            <text:p text:style-name="P54">Классы, объявленные внутри метода или блока кода. Они имеют доступ к локальным переменным метода.</text:p>
            <text:p text:style-name="Обычный"><text:span text:style-name="T55">4.</text:span><text:span text:style-name="T56">Анонимные классы</text:span><text:span text:style-name="T57"><text:s/>(Anonymous classes):</text:span></text:p>
            <text:p text:style-name="P58">Классы без имени, создаваемые на месте, обычно для реализации интерфейсов или абстрактных классов.</text:p>
          </table:table-cell>
        </table:table-row>
        <text:soft-page-break/>
        <table:table-row table:style-name="TableRow59">
          <table:table-cell table:style-name="TableCell60">
            <text:p text:style-name="TableContents"><text:span text:style-name="T61">Как и зачем можно использовать модификатор<text:s/></text:span>final<text:span text:style-name="T62">?</text:span></text:p>
          </table:table-cell>
          <table:table-cell table:style-name="TableCell63">
            <text:p text:style-name="Обычный"><text:span text:style-name="T64">Модификатор</text:span> final <text:span text:style-name="T65">в<text:s/></text:span>Java<text:span text:style-name="T66"><text:s/>используется для ограничения изменений в переменных, методах и классах. Вот основные аспекты его применения и цели:</text:span></text:p>
            <text:p text:style-name="Обычный"><text:span text:style-name="T67">Применение модификатора<text:s/></text:span><text:span text:style-name="T68">final</text:span><text:span text:style-name="T69">:</text:span></text:p>
            <text:p text:style-name="Обычный"><text:span text:style-name="T70">1.</text:span><text:span text:style-name="T71">Для переменных</text:span><text:span text:style-name="T72">:</text:span></text:p>
            <text:p text:style-name="Обычный"><text:span text:style-name="T73">- Когда переменная объявляется с модификатором</text:span> final<text:span text:style-name="T74">, её значение не может быть изменено после инициализации. Это делает переменные константами.<text:s/></text:span></text:p>
            <text:p text:style-name="Обычный"><text:span text:style-name="T75">- Для примитивных типов это правило всегда работает. Если</text:span> final <text:span text:style-name="T76">применяется к ссылочной переменной, то ссылка не может быть изменена, но состояние объекта, на который она ссылается, может изменяться.</text:span></text:p>
            <text:p text:style-name="Обычный"><text:span text:style-name="T77">2.<text:s/></text:span><text:span text:style-name="T78">Для методов</text:span><text:span text:style-name="T79">:</text:span></text:p>
            <text:p text:style-name="Обычный"><text:span text:style-name="T80">- Метод, объявленный как</text:span> final<text:span text:style-name="T81">, не может быть переопределён в подклассах. Это полезно для обеспечения целостности поведения метода, когда важно сохранить его реализацию без изменений.</text:span></text:p>
            <text:p text:style-name="Обычный"><text:span text:style-name="T82">3.<text:s/></text:span><text:span text:style-name="T83">Для классов</text:span><text:span text:style-name="T84">:</text:span></text:p>
            <text:p text:style-name="Обычный"><text:span text:style-name="T85">- Класс, объявленный с модификатором</text:span> final<text:span text:style-name="T86">, не может иметь подклассы. Это предотвращает наследование и изменение поведения класса.<text:s/></text:span></text:p>
            <text:p text:style-name="Обычный"><text:span text:style-name="T87">- Это полезно для создания неизменяемых объектов, таких как класс</text:span> String<text:span text:style-name="T88">, который также объявлен как</text:span> final<text:span text:style-name="T89">.</text:span></text:p>
          </table:table-cell>
        </table:table-row>
        <table:table-row table:style-name="TableRow90">
          <table:table-cell table:style-name="TableCell91">
            <text:p text:style-name="TableContents"><text:span text:style-name="T92">Какие есть<text:s/></text:span><text:span text:style-name="T93">варианты использования ключевого слова<text:s/></text:span>try<text:span text:style-name="T94">?</text:span></text:p>
          </table:table-cell>
          <table:table-cell table:style-name="TableCell95">
            <text:p text:style-name="Обычный"><text:span text:style-name="T96">В<text:s/></text:span>Java<text:span text:style-name="T97"><text:s/>ключевое слово</text:span> try <text:span text:style-name="T98">используется для обработки исключений и управления ресурсами. Существует несколько вариантов использования конструкции</text:span> try<text:span text:style-name="T99">, каждый из которых служит своей цели.<text:s/></text:span>Вот основные варианты:</text:p>
            <text:p text:style-name="Обычный"><text:span text:style-name="T100">1.</text:span><text:span text:style-name="T101">Базовая конструкция try-catch</text:span>.</text:p>
            <text:p text:style-name="P102">Этот вариант используется для обработки исключений, которые могут возникнуть в блоке кода.</text:p>
            <text:p text:style-name="Обычный"><text:span text:style-name="T103">2.</text:span><text:span text:style-name="T104">Try-with-resources</text:span><text:span text:style-name="T105">.</text:span></text:p>
            <text:p text:style-name="P106">С введением Java 7 появился синтаксис try-with-resources, который автоматически закрывает ресурсы, такие как потоки, после завершения блока try. Для этого ресурс должен реализовывать интерфейс AutoCloseable.</text:p>
          </table:table-cell>
        </table:table-row>
        <table:table-row table:style-name="TableRow107">
          <table:table-cell table:style-name="TableCell108">
            <text:p text:style-name="TableContents"><text:span text:style-name="T109">Какие есть стандартные реализации интерфейса<text:s/></text:span>List<text:span text:style-name="T110"><text:s/>и в каких ситуациях их нужно использовать?</text:span></text:p>
          </table:table-cell>
          <table:table-cell table:style-name="TableCell111">
            <text:p text:style-name="Обычный"><text:span text:style-name="T112">В<text:s/></text:span>Java<text:span text:style-name="T113"><text:s/>существует несколько стандартных реализаций интерфейса</text:span> List<text:span text:style-name="T114">, каждая из которых имеет свои особенности и области применения.<text:s/></text:span>Основные реализации включают:</text:p>
            <text:p text:style-name="Обычный">1<text:span text:style-name="T115">.</text:span><text:span text:style-name="T116">ArrayList</text:span><text:span text:style-name="T117">.</text:span></text:p>
            <text:p text:style-name="P118">Описание: ArrayList реализует динамический массив, который может увеличиваться по мере необходимости. Он обеспечивает быстрый доступ к элементам по индексу.</text:p>
            <text:p text:style-name="P119">Использование:</text:p>
            <text:soft-page-break/>
            <text:p text:style-name="P120">Подходит для сценариев, где требуется частый доступ к элементам по индексу.</text:p>
            <text:p text:style-name="P121">Эффективен при добавлении элементов в конец списка, но может быть медленнее при вставке или удалении элементов в середине или начале списка из-за необходимости сдвига элементов.</text:p>
            <text:p text:style-name="Обычный"><text:span text:style-name="T122">2.</text:span><text:span text:style-name="T123">LinkedList</text:span><text:span text:style-name="T124">.</text:span></text:p>
            <text:p text:style-name="P125">Описание: LinkedList реализует двусвязный список, что позволяет эффективно добавлять и удалять элементы в любом месте списка.</text:p>
            <text:p text:style-name="P126">Использование:</text:p>
            <text:p text:style-name="P127">Рекомендуется использовать, когда необходимо часто вставлять или удалять элементы, особенно в начале или середине списка.</text:p>
            <text:p text:style-name="P128">Подходит для реализации очередей и стеков.</text:p>
            <text:p text:style-name="Обычный"><text:span text:style-name="T129">3.</text:span><text:span text:style-name="T130">Vector</text:span><text:span text:style-name="T131"><text:s/>(устаревший)</text:span><text:span text:style-name="T132">.</text:span></text:p>
            <text:p text:style-name="P133">Описание: Vector также реализует динамический массив, но является синхронизированным, что делает его потокобезопасным.</text:p>
            <text:p text:style-name="P134">Использование:</text:p>
            <text:p text:style-name="P135">Используется в многопоточных приложениях, где требуется безопасность потоков, но в большинстве случаев его заменяют на ArrayList с внешней синхронизацией.</text:p>
          </table:table-cell>
        </table:table-row>
        <text:soft-page-break/>
        <table:table-row table:style-name="TableRow136">
          <table:table-cell table:style-name="TableCell137">
            <text:p text:style-name="P138">В чём основная идея стримов из пакета java.util.stream?</text:p>
          </table:table-cell>
          <table:table-cell table:style-name="TableCell139">
            <text:p text:style-name="Обычный"><text:span text:style-name="T140">Основная идея<text:s/></text:span>Stream<text:span text:style-name="T141"><text:s/></text:span>API<text:span text:style-name="T142"><text:s/>из пакета</text:span> java<text:span text:style-name="T143">.</text:span>util<text:span text:style-name="T144">.</text:span>stream <text:span text:style-name="T145">заключается в предоставлении функционального подхода к обработке последовательностей данных, таких как коллекции и массивы. Вот ключевые аспекты и преимущества использования<text:s/></text:span>Stream<text:span text:style-name="T146"><text:s/></text:span>API<text:span text:style-name="T147">:</text:span></text:p>
            <text:p text:style-name="Обычный"><text:span text:style-name="T148">Основные принципы<text:s/></text:span><text:span text:style-name="T149">Stream</text:span><text:span text:style-name="T150"><text:s/></text:span><text:span text:style-name="T151">API</text:span><text:span text:style-name="T152">.</text:span></text:p>
            <text:p text:style-name="Обычный"><text:span text:style-name="T153">1.</text:span><text:span text:style-name="T154">Ленивость</text:span><text:span text:style-name="T155">:</text:span></text:p>
            <text:p text:style-name="Обычный"><text:span text:style-name="T156">Операции над потоками выполняются не немедленно, а откладываются до тех пор, пока не будет вызвана терминальная операция. Это позволяет оптимизировать выполнение и избегать ненужных вычислений</text:span><text:span text:style-name="T157">.</text:span><text:a xlink:href="https://dzen.ru/a/ZIOWs-fiKEJqVRiM" office:target-frame-name="_blank" xlink:show="new"/></text:p>
            <text:p text:style-name="Обычный"><text:span text:style-name="T158">2.</text:span><text:span text:style-name="T159">Функциональный стиль</text:span><text:span text:style-name="T160">:</text:span></text:p>
            <text:p text:style-name="Обычный">Stream<text:span text:style-name="T161"><text:s/></text:span>API<text:span text:style-name="T162"><text:s/>поддерживает функциональный подход, позволяя использовать лямбда-выражения и методы высшего порядка для обработки данных. Это делает код более читаемым и кратким</text:span><text:span text:style-name="T163">.</text:span></text:p>
            <text:p text:style-name="Обычный"><text:span text:style-name="T164">3.</text:span><text:span text:style-name="T165">Поток данных</text:span><text:span text:style-name="T166">:</text:span></text:p>
            <text:p text:style-name="P167">Поток представляет собой последовательность элементов, которые могут поступать из различных источников: коллекций, массивов, файлов и других.</text:p>
            <text:p text:style-name="Обычный"><text:span text:style-name="T168">4.</text:span><text:span text:style-name="T169">Промежуточные и терминальные операции</text:span><text:span text:style-name="T170">:</text:span></text:p>
            <text:p text:style-name="Обычный">Stream<text:span text:style-name="T171"><text:s/></text:span>API<text:span text:style-name="T172"><text:s/>включает множество промежуточных операций (например,</text:span> filter<text:span text:style-name="T173">,</text:span> map<text:span text:style-name="T174">,</text:span> sorted<text:span text:style-name="T175">), которые<text:s/></text:span><text:soft-page-break/><text:span text:style-name="T176">возвращают новый поток и позволяют создавать цепочки обработки данных. Терминальные операции (например,</text:span> collect<text:span text:style-name="T177">,</text:span> forEach<text:span text:style-name="T178">) завершают обработку потока и возвращают результат.</text:span></text:p>
            <text:p text:style-name="P179">Неизменяемость:</text:p>
            <text:p text:style-name="P180">Потоки не изменяют исходные коллекции; вместо этого они создают новые структуры данных или значения на основе операций, выполненных над потоками.</text:p>
            <text:p text:style-name="Обычный"><text:span text:style-name="T181">5.</text:span><text:span text:style-name="T182">Параллелизм</text:span><text:span text:style-name="T183">:</text:span></text:p>
            <text:p text:style-name="Обычный">Stream<text:span text:style-name="T184"><text:s/></text:span>API<text:span text:style-name="T185"><text:s/>позволяет легко распараллеливать операции, что может значительно ускорить обработку больших объемов данных с помощью метода</text:span> parallelStream<text:span text:style-name="T186">()</text:span><text:span text:style-name="T187">.</text:span></text:p>
          </table:table-cell>
        </table:table-row>
        <text:soft-page-break/>
        <table:table-row table:style-name="TableRow188">
          <table:table-cell table:style-name="TableCell189" table:number-columns-spanned="2">
            <text:p text:style-name="P190">Разное</text:p>
          </table:table-cell>
          <table:covered-table-cell/>
        </table:table-row>
        <table:table-row table:style-name="TableRow191">
          <table:table-cell table:style-name="TableCell192">
            <text:p text:style-name="P193">Каким критериям должна удовлетворять<text:s/>«хорошая» хэш-функция?</text:p>
          </table:table-cell>
          <table:table-cell table:style-name="TableCell194">
            <text:p text:style-name="P195">Хорошая хэш-функция должна удовлетворять нескольким критериям, которые обеспечивают её эффективность и надёжность. Вот основные из них:</text:p>
            <text:p text:style-name="Обычный"><text:span text:style-name="T196">1.<text:s/></text:span><text:span text:style-name="T197">Быстрое вычисление</text:span><text:span text:style-name="T198">.</text:span></text:p>
            <text:p text:style-name="P199">Хэш-функция должна быть быстрой в вычислении, чтобы минимизировать время, затрачиваемое на обработку данных. Это особенно важно в ситуациях, когда хэш-функция вызывается многократно, например, при добавлении или поиске элементов в хэш-таблице.</text:p>
            <text:p text:style-name="Обычный"><text:span text:style-name="T200">2.<text:s/></text:span><text:span text:style-name="T201">Минимизация коллизий</text:span><text:span text:style-name="T202">.</text:span></text:p>
            <text:p text:style-name="Обычный"><text:span text:style-name="T203">Хорошая хэш-функция должна минимизировать количество коллизий — ситуаций, когда два различных входных значения генерируют одинаковый хэш-код. Коллизии могут значительно ухудшить производительность хэш-таблиц, так как требуют дополнительных операций для разрешения конфликтов</text:span><text:span text:style-name="T204">.</text:span> </text:p>
            <text:p text:style-name="Обычный"><text:span text:style-name="T205">3.<text:s/></text:span><text:span text:style-name="T206">Равномерное распределение</text:span><text:span text:style-name="T207">.</text:span></text:p>
            <text:p text:style-name="P208"><text:span text:style-name="T209">Хэш-функция должна обеспечивать равномерное распределение хэш-значений по диапазону возможных значений. Это помогает избежать концентрации значений в определённых областях, что также снижает вероятность коллизий и улучшает производительность</text:span><text:span text:style-name="T210">.</text:span> </text:p>
            <text:p text:style-name="Обычный"><text:span text:style-name="T211">4.<text:s/></text:span><text:span text:style-name="T212">Детерминированность</text:span><text:span text:style-name="T213">.</text:span></text:p>
            <text:p text:style-name="P214">Хэш-функция должна быть детерминированной, что означает, что одно и то же входное значение всегда должно возвращать одно и то же хэш-значение. Это критически важно для корректной работы хэш-таблиц.</text:p>
            <text:p text:style-name="Обычный"><text:span text:style-name="T215">5.<text:s/></text:span><text:span text:style-name="T216">Лавинный эффект.</text:span></text:p>
            <text:p text:style-name="P217">При изменении одного бита во входных данных должно происходить значительное изменение в выходном значении (в идеале около 50% битов). Это свойство помогает избежать создания паттернов в распределении<text:s/><text:soft-page-break/>хэш-значений и делает функцию более стойкой к предсказанию.</text:p>
            <text:p text:style-name="Обычный"><text:span text:style-name="T218">6.<text:s/></text:span><text:span text:style-name="T219">Устойчивость к атакам (для криптографических хэш-функций).</text:span></text:p>
            <text:p text:style-name="P220">Если хэш-функция используется в криптографических приложениях, она должна обладать свойствами устойчивости к атакам, такими как:</text:p>
            <text:p text:style-name="P221">- Сопротивляемость к нахождению предобраза: должно быть сложно найти входное значение по заданному хэш-значению.</text:p>
            <text:p text:style-name="P222">- Сопротивляемость к нахождению второго предобраза: должно быть сложно найти другое входное значение, которое имеет тот же хэш.</text:p>
            <text:p text:style-name="P223">- Сопротивляемость коллизиям: должно быть сложно найти два различных входных значения с одинаковым хэш-значением.</text:p>
          </table:table-cell>
        </table:table-row>
        <text:soft-page-break/>
        <table:table-row table:style-name="TableRow224">
          <table:table-cell table:style-name="TableCell225">
            <text:p text:style-name="TableContents"><text:span text:style-name="T226">В чём причина популярности и широкого распространения кодировки<text:s/></text:span>UTF<text:span text:style-name="T227">-8?</text:span></text:p>
          </table:table-cell>
          <table:table-cell table:style-name="TableCell228">
            <text:p text:style-name="Обычный"><text:span text:style-name="T229">Причины популярности и широкого распространения кодировки<text:s/></text:span>UTF<text:span text:style-name="T230">-8 можно выделить следующим образом:</text:span></text:p>
            <text:p text:style-name="Обычный"><text:span text:style-name="T231">1.<text:s/></text:span><text:span text:style-name="T232">Совместимость с<text:s/></text:span><text:span text:style-name="T233">ASCII</text:span><text:span text:style-name="T234">.</text:span></text:p>
            <text:p text:style-name="Обычный">UTF<text:span text:style-name="T235">-8 полностью совместима с<text:s/></text:span>ASCII<text:span text:style-name="T236">, что означает, что первые 128 символов в<text:s/></text:span>UTF<text:span text:style-name="T237">-8 совпадают с символами<text:s/></text:span>ASCII<text:span text:style-name="T238"><text:s/>и кодируются в один байт. Это обеспечивает лёгкую интеграцию с существующими системами и программами, использующими<text:s/></text:span>ASCII<text:span text:style-name="T239">, что делает<text:s/></text:span>UTF<text:span text:style-name="T240">-8 идеальным выбором для веб-контента и исходного кода</text:span></text:p>
            <text:p text:style-name="Обычный"><text:span text:style-name="T241">2.<text:s/></text:span><text:span text:style-name="T242">Эффективное использование памяти</text:span><text:span text:style-name="T243">.</text:span></text:p>
            <text:p text:style-name="Обычный"><text:span text:style-name="T244">Кодировка<text:s/></text:span>UTF<text:span text:style-name="T245">-8 использует переменное количество байтов для представления символов: от 1 до 4 байтов. Это позволяет эффективно хранить текст, особенно на языках, где преобладают латинские символы, так как они занимают всего 1 байт. Более редкие символы требуют больше байтов, но это не является проблемой, так как общая экономия памяти достигается за счёт меньшего размера текстов на английском языке</text:span><text:span text:style-name="T246">.</text:span></text:p>
            <text:p text:style-name="Обычный"><text:span text:style-name="T247">3.<text:s/></text:span><text:span text:style-name="T248">Отсутствие привязки к порядку байтов</text:span><text:span text:style-name="T249">.</text:span></text:p>
            <text:p text:style-name="Обычный">UTF<text:span text:style-name="T250">-8 не требует использования маркера порядка байтов (</text:span>BOM<text:span text:style-name="T251">), что упрощает обмен данными между различными системами и платформами. Это делает кодировку более универсальной и удобной для использования в различных приложениях</text:span><text:span text:style-name="T252">.</text:span></text:p>
            <text:p text:style-name="Обычный"><text:span text:style-name="T253">4.<text:s/></text:span><text:span text:style-name="T254">Поддержка многоязычности</text:span><text:span text:style-name="T255">.</text:span></text:p>
            <text:p text:style-name="Обычный">UTF<text:span text:style-name="T256">-8 поддерживает широкий спектр символов из различных языков, включая кириллицу, что делает её предпочтительной для международных проектов и многоязычных приложений. Это позволяет избежать проблем с несовместимостью символов и неправильным отображением текста</text:span><text:span text:style-name="T257">.</text:span></text:p>
            <text:p text:style-name="Обычный"><text:span text:style-name="T258">5.<text:s/></text:span><text:span text:style-name="T259">Широкая поддержка в современных технологиях</text:span><text:span text:style-name="T260">.</text:span></text:p>
            <text:soft-page-break/>
            <text:p text:style-name="Обычный">UTF<text:span text:style-name="T261">-8 стала стандартом для большинства веб-технологий и приложений. Большинство современных браузеров и текстовых редакторов поддерживают эту кодировку по умолчанию, что облегчает разработку и использование программного обеспечения</text:span><text:span text:style-name="T262">.</text:span></text:p>
            <text:p text:style-name="Обычный"><text:span text:style-name="T263">6.<text:s/></text:span><text:span text:style-name="T264">Безопасность.</text:span></text:p>
            <text:p text:style-name="TableContents"><text:span text:style-name="T265">Использование<text:s/></text:span>UTF<text:span text:style-name="T266">-8 может помочь предотвратить некоторые уязвимости безопасности, которые могут возникнуть при неправильной реализации других кодировок, таких как<text:s/></text:span>UTF<text:span text:style-name="T267">-16.<text:s/></text:span>Это делает её более надёжной в контексте веб-приложений<text:span text:style-name="T268">.</text:span></text:p>
          </table:table-cell>
        </table:table-row>
        <text:soft-page-break/>
        <table:table-row table:style-name="TableRow269">
          <table:table-cell table:style-name="TableCell270">
            <text:p text:style-name="TableContents"><text:span text:style-name="T271">Сравните форматы<text:s/></text:span>XML<text:span text:style-name="T272"><text:s/>и<text:s/></text:span>JSON<text:span text:style-name="T273">. Когда какой использовать?</text:span></text:p>
          </table:table-cell>
          <table:table-cell table:style-name="TableCell274">
            <text:p text:style-name="Обычный"><text:span text:style-name="T275">Сравнение форматов</text:span> XML <text:span text:style-name="T276">и</text:span> JSON <text:span text:style-name="T277">важно для понимания их применения в различных сценариях. Оба формата используются для обмена данными, но имеют свои уникальные особенности и преимущества.</text:span></text:p>
            <text:p text:style-name="Обычный"><text:span text:style-name="T278">Основные различия между<text:s/></text:span>XML<text:span text:style-name="T279"><text:s/>и<text:s/></text:span>JSON</text:p>
            <text:p text:style-name="Обычный"><text:span text:style-name="T280">1.<text:s/></text:span><text:span text:style-name="T281">Структура и синтаксис</text:span><text:span text:style-name="T282">:</text:span></text:p>
            <text:p text:style-name="Обычный">XML <text:span text:style-name="T283">(</text:span>eXtensible<text:span text:style-name="T284"><text:s/></text:span>Markup<text:span text:style-name="T285"><text:s/></text:span>Language<text:span text:style-name="T286">) использует теги для определения структуры данных, что делает его более подробным и гибким. Каждый элемент должен иметь открывающий и закрывающий тег, что может увеличить объём данных.</text:span></text:p>
            <text:p text:style-name="Обычный">JSON <text:span text:style-name="T287">(</text:span>JavaScript<text:span text:style-name="T288"><text:s/></text:span>Object<text:span text:style-name="T289"><text:s/></text:span>Notation<text:span text:style-name="T290">) использует пары "ключ-значение" и массивы, что делает его более компактным и простым для чтения. Синтаксис<text:s/></text:span>JSON<text:span text:style-name="T291"><text:s/>легче для восприятия и написания, так как он требует меньше символов.</text:span></text:p>
            <text:p text:style-name="Обычный"><text:span text:style-name="T292">2.</text:span><text:span text:style-name="T293">Типы данных</text:span><text:span text:style-name="T294">:</text:span></text:p>
            <text:p text:style-name="Обычный">XML <text:span text:style-name="T295">не имеет строгих типов данных; все данные представляются в виде строк. Это может усложнить обработку данных, так как необходимо явно преобразовывать типы.</text:span></text:p>
            <text:p text:style-name="Обычный">JSON <text:span text:style-name="T296">поддерживает различные типы данных, такие как строки, числа, массивы и логические значения, что упрощает работу с данными на уровне программирования.</text:span></text:p>
            <text:p text:style-name="Обычный"><text:span text:style-name="T297">3.</text:span><text:span text:style-name="T298">Читаемость и удобство использования</text:span><text:span text:style-name="T299">:</text:span></text:p>
            <text:p text:style-name="Обычный">JSON<text:span text:style-name="T300"><text:s/>обычно легче читать и писать благодаря своему более лаконичному синтаксису. Это делает его популярным выбором для веб-приложений.</text:span></text:p>
            <text:p text:style-name="Обычный">XML<text:span text:style-name="T301"><text:s/>может быть сложнее для восприятия из-за своей громоздкости, но предоставляет возможности для создания сложных структур данных.</text:span></text:p>
            <text:p text:style-name="Обычный"><text:span text:style-name="T302">4.</text:span><text:span text:style-name="T303">Производительность</text:span><text:span text:style-name="T304">:</text:span></text:p>
            <text:p text:style-name="Обычный">JSON<text:span text:style-name="T305"><text:s/>обычно быстрее парсится и требует меньше памяти по сравнению с<text:s/></text:span>XML<text:span text:style-name="T306">. Это делает его предпочтительным для приложений, требующих быстрой обработки данных.</text:span></text:p>
            <text:soft-page-break/>
            <text:p text:style-name="Обычный">XML<text:span text:style-name="T307"><text:s/>может быть медленнее в обработке из-за своего объёмного синтаксиса и необходимости парсинга тегов.</text:span></text:p>
            <text:p text:style-name="Обычный"><text:span text:style-name="T308">5.</text:span><text:span text:style-name="T309">Поддержка схем и валидации</text:span><text:span text:style-name="T310">:</text:span></text:p>
            <text:p text:style-name="Обычный">XML<text:span text:style-name="T311"><text:s/>поддерживает схемы (например,<text:s/></text:span>DTD<text:span text:style-name="T312"><text:s/>или<text:s/></text:span>XSD<text:span text:style-name="T313">), которые позволяют определять структуру документа и выполнять валидацию данных.</text:span></text:p>
            <text:p text:style-name="Обычный">JSON<text:span text:style-name="T314"><text:s/>не имеет встроенной поддержки схем, хотя существуют сторонние решения для валидации<text:s/></text:span>JSON<text:span text:style-name="T315">.</text:span></text:p>
            <text:p text:style-name="Обычный"><text:span text:style-name="T316">6.</text:span><text:span text:style-name="T317">Безопасность</text:span><text:span text:style-name="T318">:</text:span></text:p>
            <text:p text:style-name="Обычный">XML<text:span text:style-name="T319"><text:s/>предоставляет больше возможностей для обеспечения безопасности данных через использование пространств имен и других механизмов.</text:span></text:p>
            <text:p text:style-name="Обычный">JSON<text:span text:style-name="T320"><text:s/>менее защищён по сравнению с<text:s/></text:span>XML<text:span text:style-name="T321">, что может быть критично в некоторых приложениях.</text:span></text:p>
            <text:p text:style-name="Обычный"><text:span text:style-name="T322">Когда использовать<text:s/></text:span><text:span text:style-name="T323">JSON</text:span><text:span text:style-name="T324">:</text:span></text:p>
            <text:p text:style-name="Обычный"><text:span text:style-name="T325">- Веб-приложения:<text:s/></text:span>JSON<text:span text:style-name="T326"><text:s/>идеально подходит для обмена данными между клиентом и сервером благодаря своей компактности и быстроте обработки.</text:span></text:p>
            <text:p text:style-name="Обычный"><text:span text:style-name="T327">-<text:s/></text:span>API<text:span text:style-name="T328">: Многие современные<text:s/></text:span>RESTful<text:span text:style-name="T329"><text:s/></text:span>API<text:span text:style-name="T330"><text:s/>используют<text:s/></text:span>JSON<text:span text:style-name="T331"><text:s/>как основной формат обмена данными из-за его простоты.</text:span></text:p>
            <text:p text:style-name="Обычный"><text:span text:style-name="T332">- Приложения на<text:s/></text:span>JavaScript<text:span text:style-name="T333">: Поскольку<text:s/></text:span>JSON<text:span text:style-name="T334"><text:s/>является нативным форматом<text:s/></text:span>JavaScript<text:span text:style-name="T335">, он легко интегрируется в веб-приложения.</text:span></text:p>
            <text:p text:style-name="Обычный"><text:span text:style-name="T336">Когда использовать<text:s/></text:span><text:span text:style-name="T337">XML</text:span><text:span text:style-name="T338">:</text:span></text:p>
            <text:p text:style-name="Обычный"><text:span text:style-name="T339">- Сложные структуры данных: Если требуется представление сложных или многоуровневых структур данных,<text:s/></text:span>XML<text:span text:style-name="T340"><text:s/>может быть более подходящим выбором.</text:span></text:p>
            <text:p text:style-name="Обычный"><text:span text:style-name="T341">- Документы с необходимостью валидации: Если важна строгая структура данных и требуется валидация,<text:s/></text:span>XML<text:span text:style-name="T342"><text:s/>с использованием схем будет предпочтительнее.</text:span></text:p>
            <text:p text:style-name="Обычный"><text:span text:style-name="T343">- Интеграция с устаревшими системами: В некоторых случаях старые системы могут поддерживать только<text:s/></text:span>XML<text:span text:style-name="T344">.</text:span></text:p>
          </table:table-cell>
        </table:table-row>
        <text:soft-page-break/>
        <table:table-row table:style-name="TableRow345">
          <table:table-cell table:style-name="TableCell346">
            <text:p text:style-name="TableContents"><text:span text:style-name="T347">Опишите что будет происходить «под капотом» после ввода адреса сайта в браузере и нажатия<text:s/></text:span>Enter<text:span text:style-name="T348">?</text:span></text:p>
          </table:table-cell>
          <table:table-cell table:style-name="TableCell349">
            <text:p text:style-name="Обычный"><text:span text:style-name="T350">Когда пользователь вводит адрес сайта в браузере и нажимает<text:s/></text:span>Enter<text:span text:style-name="T351">, происходит последовательность действий, которые обеспечивают загрузку и отображение веб-страницы. Вот основные этапы этого процесса:</text:span></text:p>
            <text:p text:style-name="Обычный"><text:span text:style-name="T352">1.<text:s/></text:span><text:span text:style-name="T353">Инициирование запроса</text:span><text:span text:style-name="T354">.</text:span></text:p>
            <text:p text:style-name="Обычный"><text:span text:style-name="T355">Пользователь вводит<text:s/></text:span>URL<text:span text:style-name="T356"><text:s/>в адресной строке браузера. Браузер начинает процесс загрузки, инициируя запрос к серверу, на котором размещён сайт</text:span><text:span text:style-name="T357">.</text:span></text:p>
            <text:p text:style-name="Обычный"><text:span text:style-name="T358">2.<text:s/></text:span><text:span text:style-name="T359">Разрешение<text:s/></text:span><text:span text:style-name="T360">DNS</text:span><text:span text:style-name="T361">.</text:span></text:p>
            <text:p text:style-name="Обычный"><text:span text:style-name="T362">Браузер отправляет запрос к<text:s/></text:span>DNS<text:span text:style-name="T363">-серверу для определения<text:s/></text:span>IP<text:span text:style-name="T364">-адреса сервера, соответствующего введённому доменному имени.<text:s/></text:span>DNS<text:span text:style-name="T365">-сервер возвращает<text:s/></text:span>IP<text:span text:style-name="T366">-адрес, который позволяет браузеру установить соединение с нужным сервером</text:span><text:span text:style-name="T367">.</text:span></text:p>
            <text:soft-page-break/>
            <text:p text:style-name="Обычный"><text:span text:style-name="T368">3.<text:s/></text:span><text:span text:style-name="T369">Установка<text:s/></text:span><text:span text:style-name="T370">TCP</text:span><text:span text:style-name="T371">-соединения</text:span><text:span text:style-name="T372">.</text:span></text:p>
            <text:p text:style-name="Обычный"><text:span text:style-name="T373">Браузер устанавливает<text:s/></text:span>TCP<text:span text:style-name="T374">-соединение с сервером по его<text:s/></text:span>IP<text:span text:style-name="T375">-адресу. Обычно это происходит через порт 80 для<text:s/></text:span>HTTP<text:span text:style-name="T376"><text:s/>или порт 443 для<text:s/></text:span>HTTPS<text:span text:style-name="T377">.</text:span></text:p>
            <text:p text:style-name="Обычный"><text:span text:style-name="T378">4.<text:s/></text:span><text:span text:style-name="T379">Отправка<text:s/></text:span><text:span text:style-name="T380">HTTP</text:span><text:span text:style-name="T381">-запроса</text:span><text:span text:style-name="T382">.</text:span></text:p>
            <text:p text:style-name="Обычный"><text:span text:style-name="T383">После установления соединения браузер отправляет<text:s/></text:span>HTTP<text:span text:style-name="T384">-запрос к серверу, запрашивая содержимое веб-страницы. Запрос может содержать информацию о типе запроса (например,<text:s/></text:span>GET<text:span text:style-name="T385"><text:s/>или<text:s/></text:span>POST<text:span text:style-name="T386">) и заголовки</text:span><text:span text:style-name="T387">.</text:span></text:p>
            <text:p text:style-name="Обычный"><text:span text:style-name="T388">5.<text:s/></text:span><text:span text:style-name="T389">Обработка запроса на сервере</text:span><text:span text:style-name="T390">.</text:span></text:p>
            <text:p text:style-name="Обычный"><text:span text:style-name="T391">Сервер получает запрос и обрабатывает его. Это может включать доступ к базе данных, выполнение серверных скриптов или обработку<text:s/></text:span>API<text:span text:style-name="T392">-запросов.</text:span></text:p>
            <text:p text:style-name="Обычный"> <text:span text:style-name="T393">Если запрос успешен, сервер формирует ответ с кодом состояния 200<text:s/></text:span>OK<text:span text:style-name="T394">.</text:span></text:p>
            <text:p text:style-name="Обычный"><text:span text:style-name="T395">6.<text:s/></text:span><text:span text:style-name="T396">Отправка<text:s/></text:span><text:span text:style-name="T397">HTTP</text:span><text:span text:style-name="T398">-ответа</text:span><text:span text:style-name="T399">.</text:span></text:p>
            <text:p text:style-name="Обычный"><text:span text:style-name="T400">Сервер отправляет обратно<text:s/></text:span>HTTP<text:span text:style-name="T401">-ответ с запрашиваемым содержимым веб-страницы. Ответ может включать<text:s/></text:span>HTML<text:span text:style-name="T402">-код,<text:s/></text:span>CSS<text:span text:style-name="T403">-файлы,<text:s/></text:span>JavaScript<text:span text:style-name="T404">-файлы и другие ресурсы</text:span><text:span text:style-name="T405">.</text:span></text:p>
            <text:p text:style-name="Обычный"><text:span text:style-name="T406">7.<text:s/></text:span><text:span text:style-name="T407">Получение и парсинг данных</text:span><text:span text:style-name="T408">.</text:span></text:p>
            <text:p text:style-name="Обычный"><text:span text:style-name="T409">Браузер начинает получать данные от сервера и сразу же начинает их парсить.<text:s/></text:span>HTML-код преобразуется в DOM (Document Object Model), а CSS — в CSSOM (CSS Object Model).<text:s/><text:span text:style-name="T410">Это позволяет браузеру начать отрисовку страницы даже до полной загрузки всех ресурсов</text:span><text:span text:style-name="T411">.</text:span></text:p>
            <text:p text:style-name="Обычный"><text:span text:style-name="T412">8.<text:s/></text:span><text:span text:style-name="T413">Загрузка дополнительных ресурсов</text:span><text:span text:style-name="T414">.</text:span></text:p>
            <text:p text:style-name="Обычный"><text:span text:style-name="T415">Во время парсинга браузер обнаруживает ссылки на дополнительные ресурсы (например, изображения, стили и скрипты). Неблокирующие ресурсы загружаются параллельно с остальным контентом, тогда как блокирующие (например, скрипты без параметров</text:span> async <text:span text:style-name="T416">или</text:span> defer<text:span text:style-name="T417">) могут приостанавливать процесс до завершения их загрузки</text:span><text:span text:style-name="T418">.</text:span></text:p>
            <text:p text:style-name="Обычный"><text:span text:style-name="T419">9.<text:s/></text:span><text:span text:style-name="T420">Отображение содержимого</text:span><text:span text:style-name="T421">.</text:span></text:p>
            <text:p text:style-name="Обычный"><text:span text:style-name="T422">После завершения загрузки всех ресурсов браузер отображает веб-страницу для пользователя, применяя стили из<text:s/></text:span>CSS<text:span text:style-name="T423"><text:s/>и выполняя<text:s/></text:span>JavaScript<text:span text:style-name="T424">-код</text:span><text:span text:style-name="T425">.</text:span></text:p>
            <text:p text:style-name="Обычный"><text:span text:style-name="T426">10.<text:s/></text:span><text:span text:style-name="T427">Завершение загрузки</text:span><text:span text:style-name="T428">.</text:span></text:p>
            <text:p text:style-name="P429">Браузер завершает процесс загрузки, показывая пользователю полное содержимое страницы, включая изображения и другие элементы.</text:p>
            <text:p text:style-name="P430">Этот процесс происходит за доли секунды и включает множество взаимодействий между клиентом (браузером) и сервером, что позволяет пользователям быстро получать доступ к содержимому веб-сайтов.</text:p>
          </table:table-cell>
        </table:table-row>
      </table:table>
      <text:p text:style-name="P4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Обычный">
      <style:paragraph-properties style:contextual-spacing="true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ru" fo:country="RU" style:language-asian="en" style:country-asian="US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Иван</meta:initial-creator>
    <dc:creator>Иван</dc:creator>
    <meta:creation-date>2024-12-18T18:21:00Z</meta:creation-date>
    <dc:date>2024-12-18T20:56:00Z</dc:date>
    <meta:template xlink:href="Normal" xlink:type="simple"/>
    <meta:editing-cycles>12</meta:editing-cycles>
    <meta:editing-duration>PT7080S</meta:editing-duration>
    <meta:document-statistic meta:page-count="8" meta:paragraph-count="32" meta:word-count="2437" meta:character-count="16297" meta:row-count="115" meta:non-whitespace-character-count="13892"/>
  </office:meta>
</office:document-meta>
</file>